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size="20pt" fo:font-weight="bold"/>
    </style:style>
    <style:style style:family="paragraph" style:name="P2" style:display-name="P2" style:parent-style-name="Normal"/>
    <style:style style:family="paragraph" style:name="P3" style:display-name="P3" style:parent-style-name="Normal">
      <style:paragraph-properties fo:text-align="center"/>
    </style:style>
    <style:style style:family="paragraph" style:name="P4" style:display-name="P4" style:parent-style-name="Normal">
      <style:paragraph-properties fo:text-align="left"/>
    </style:style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Henry Lefèvre</text:p>
        <text:p text:style-name="P2">Aymeric Seguret</text:p>
        <text:p text:style-name="P2"/>
        <text:p text:style-name="P3"><text:span text:style-name="T1">TP2 - Ray casting</text:span></text:p>
        <text:p text:style-name="P4"/>
        <text:p text:style-name="P2"/>
        <text:p text:style-name="P2">Les primitives utilisées pour définir la scène sont au nombre de 3 :</text:p>
        <text:p text:style-name="P2"><text:tab/>- le plan</text:p>
        <text:p text:style-name="P2"><text:tab/>- la sphère</text:p>
        <text:p text:style-name="P2"><text:tab/>- le triangle</text:p>
        <text:p text:style-name="P2"/>
        <text:p text:style-name="P2"/>
        <text:p text:style-name="P2">Chaque objet présent dans la scène possède une fonction qui lui est associée et qui permet, à partir d'un rayon donné, de retourner le paramètre t sur la droite qui intersecte la primitive.</text:p>
        <text:p text:style-name="P2"/>
        <text:p text:style-name="P2">Le calcul de l'intersection pour un plan et une sphère sont donnés dans le TP.</text:p>
        <text:p text:style-name="P2">Le calcul de l'intersection avec un triangle se fait en deux étapes :</text:p>
        <text:p text:style-name="P2"><text:tab/>(1) calcul du point qui intersecte le plan dont le triangle fait parti</text:p>
        <text:p text:style-name="P2"><text:tab/>(2) évaluation pour savoir si le point intersecté appartient au triangle</text:p>
        <text:p text:style-name="P2"/>
        <text:p text:style-name="P2">L'étape (1) est triviale et le calcul est donné dans le sujet du TP.</text:p>
        <text:p text:style-name="P2">L'étape (2) nécessite quelques explications. Elle consiste d'abord à projeter le triangle en 2D. Et suffit ensuite de tester le signe d'une des composantes de 3 produits vectoriels (qui dépend de la projection effectuée). Si ces produits ont la même orientation, alors le point est situé à l'intérieur du triangle.</text:p>
        <text:p text:style-name="P2"/>
        <text:p text:style-name="P2"/>
        <text:p text:style-name="P2">La caméra est manipulée dans le système des coordonnées polaires. Ces paramètres sont maîtrisés en entrée du genericImage et sont le rayon, l'azimut et l'élévation.</text:p>
        <text:p text:style-name="P2"/>
        <text:p text:style-name="P2"/>
        <text:p text:style-name="P2">La scène se compose de 6 plans qui délimitent les murs de la scène. D'un cube composé de 12 triangles, et d'une sphère.</text:p>
        <text:p text:style-name="P2">La sphère est coloriée en récupérant la normale à leur surface. Le plan et le triangle sont tous deux coloriés via leur paramètre colo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fr" fo:country="FR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6-01-14T13:54:21.037276076</meta:creation-date>
    <dc:date>Thu Jan 14 16:53:49 2016
</dc:date>
  </office:meta>
</office:document-meta>
</file>